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618a13" style:font-size-asian="11pt" style:font-size-complex="11pt"/>
    </style:style>
    <style:style style:name="P15" style:family="paragraph" style:parent-style-name="Table_20_Contents">
      <style:text-properties style:font-name="Calibri" fo:font-size="11pt" officeooo:rsid="000bac1b" officeooo:paragraph-rsid="01698f09" style:font-size-asian="11pt" style:font-size-complex="11pt"/>
    </style:style>
    <style:style style:name="P16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3d46b1" officeooo:paragraph-rsid="01618a13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3d46b1" officeooo:paragraph-rsid="016b6f11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5c5cdd" officeooo:paragraph-rsid="01618a13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1ebdd9" officeooo:paragraph-rsid="01618a13" style:font-size-asian="11pt" style:font-size-complex="11pt"/>
    </style:style>
    <style:style style:name="P25" style:family="paragraph" style:parent-style-name="Table_20_Contents">
      <style:text-properties style:font-name="Calibri" fo:font-size="11pt" officeooo:rsid="000ca0c9" officeooo:paragraph-rsid="01618a13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618a13" style:font-size-asian="11pt" style:font-size-complex="11pt"/>
    </style:style>
    <style:style style:name="P27" style:family="paragraph" style:parent-style-name="Table_20_Contents">
      <style:text-properties style:font-name="Calibri" fo:font-size="11pt" officeooo:paragraph-rsid="01618a13" style:font-size-asian="11pt" style:font-size-complex="11pt"/>
    </style:style>
    <style:style style:name="P28" style:family="paragraph" style:parent-style-name="Table_20_Contents">
      <style:text-properties style:font-name="Calibri" fo:font-size="11pt" officeooo:rsid="0164900f" officeooo:paragraph-rsid="0164900f" style:font-size-asian="11pt" style:font-size-complex="11pt"/>
    </style:style>
    <style:style style:name="P29" style:family="paragraph" style:parent-style-name="Table_20_Contents">
      <style:text-properties style:font-name="Calibri" fo:font-size="11pt" officeooo:rsid="0164900f" officeooo:paragraph-rsid="016b6f11" style:font-size-asian="11pt" style:font-size-complex="11pt"/>
    </style:style>
    <style:style style:name="P30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6c3a88" style:font-size-asian="11pt" style:font-size-complex="11pt"/>
    </style:style>
    <style:style style:name="P31" style:family="paragraph" style:parent-style-name="Table_20_Contents">
      <style:text-properties style:font-name="Calibri" fo:font-size="11pt" officeooo:rsid="016722c9" officeooo:paragraph-rsid="01618a13" style:font-size-asian="11pt" style:font-size-complex="11pt"/>
    </style:style>
    <style:style style:name="P32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6c3a88" style:font-size-asian="11pt" style:font-size-complex="11pt"/>
    </style:style>
    <style:style style:name="P33" style:family="paragraph" style:parent-style-name="Table_20_Contents">
      <style:paragraph-properties fo:text-align="end" style:justify-single-word="false"/>
    </style:style>
    <style:style style:name="P34" style:family="paragraph" style:parent-style-name="Table_20_Contents">
      <style:paragraph-properties fo:text-align="end" style:justify-single-word="false"/>
      <style:text-properties officeooo:paragraph-rsid="00f0ee57"/>
    </style:style>
    <style:style style:name="P35" style:family="paragraph" style:parent-style-name="Table_20_Contents">
      <style:paragraph-properties fo:text-align="end" style:justify-single-word="false"/>
      <style:text-properties officeooo:paragraph-rsid="00f231c7"/>
    </style:style>
    <style:style style:name="P36" style:family="paragraph" style:parent-style-name="Table_20_Contents">
      <style:paragraph-properties fo:text-align="end" style:justify-single-word="false"/>
      <style:text-properties officeooo:paragraph-rsid="015e85e5"/>
    </style:style>
    <style:style style:name="P37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8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9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40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41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42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43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0be83f5" style:font-size-asian="11pt" style:font-size-complex="11pt"/>
    </style:style>
    <style:style style:name="P4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5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6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6205aa"/>
    </style:style>
    <style:style style:name="T10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7"><text:text-input text:description="">{% if recipient.contactMethod['address'] %}</text:text-input></text:p>
            <text:p text:style-name="P17"><text:text-input text:description="">{% if recipient.contactMethod['address']['street'] %}</text:text-input></text:p>
            <text:p text:style-name="P18"><text:text-input text:description="">{{ recipient.contactMethod.address.street }}</text:text-input></text:p>
            <text:p text:style-name="P16"><text:text-input text:description="">{% endif %}</text:text-input></text:p>
            <text:p text:style-name="P21"><text:text-input text:description="">{% if recipient.contactMethod.address.suburb and recipient.contactMethod.address.postcode%}</text:text-input></text:p>
            <text:p text:style-name="P13"><text:text-input text:description="">{{ recipient.contactMethod.address.suburb }}</text:text-input>, <text:text-input text:description="">{{ recipient.contactMethod.address.postcode }}</text:text-input></text:p>
            <text:p text:style-name="P13"><text:text-input text:description="">{% elif recipient.contactMethod.address.suburb %}</text:text-input></text:p>
            <text:p text:style-name="P13"><text:text-input text:description="">{{ recipient.contactMethod.address.suburb }}</text:text-input></text:p>
            <text:p text:style-name="P13"><text:text-input text:description="">{% elif recipient.contactMethod.address.postcode %}</text:text-input></text:p>
            <text:p text:style-name="P13"><text:text-input text:description="">{{ recipient.contactMethod.address.postcode }}</text:text-input></text:p>
            <text:p text:style-name="P11"><text:text-input text:description="">{% endif %}</text:text-input></text:p>
            <text:p text:style-name="P23"><text:text-input text:description="">{% if recipient.contactMethod.address.city %}</text:text-input></text:p>
            <text:p text:style-name="P23"><text:text-input text:description="">{{ recipient.contactMethod.address.city }}</text:text-input></text:p>
            <text:p text:style-name="P12"><text:text-input text:description="">{% endif %}</text:text-input></text:p>
            <text:p text:style-name="P10"><text:text-input text:description="">{% if recipient.contactMethod.address.country %}</text:text-input></text:p>
            <text:p text:style-name="P10"><text:text-input text:description="">{{ recipient.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3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7"><text:text-input text:description="">{% if matter and matter['matterId'] %}</text:text-input></text:p>
            <text:p text:style-name="P35">ID:<text:span text:style-name="T8"><text:text-input text:description="">{{ matter['matterId'] }}</text:text-input></text:span></text:p>
            <text:p text:style-name="P34"><text:text-input text:description="">{% endif %}</text:text-input></text:p>
            <text:p text:style-name="P36"><text:text-input text:description="">{% if status and status.mode %}</text:text-input></text:p>
            <text:p text:style-name="P36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6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4"/>
      <text:h text:style-name="Heading" text:outline-level="1"><text:text-input text:description="">{{ subject }}</text:text-input></text:h>
      <text:p text:style-name="Paragraph"/>
      <table:table table:name="Table2" table:style-name="Table2">
        <table:table-column table:style-name="Table2.A"/>
        <table:table-row>
          <table:table-cell table:style-name="Table2.A1" office:value-type="string">
            <text:p text:style-name="P46">Yours <text:text-input text:description="">{{ valediction }}</text:text-input></text:p>
            <text:p text:style-name="P45">Evolution Lawyers</text:p>
            <text:p text:style-name="P38"/>
            <text:p text:style-name="P38"/>
            <text:p text:style-name="P38"/>
            <text:p text:style-name="P39"/>
            <text:p text:style-name="P38"><text:text-input text:description="">{% if sender %}</text:text-input></text:p>
            <text:p text:style-name="P40"><text:text-input text:description="">{{ sender }}</text:text-input></text:p>
            <text:p text:style-name="P40"><text:text-input text:description="">{{ mappings.sender[sender].title }}</text:text-input></text:p>
            <text:p text:style-name="P40"><text:text-input text:description="">{{ mappings.sender[sender].phone }}</text:text-input></text:p>
            <text:p text:style-name="P42"><text:text-input text:description="">{{ mappings.sender[sender].email }}</text:text-input></text:p>
            <text:p text:style-name="P41"><text:text-input text:description="">{% endif %}</text:text-input></text:p>
          </table:table-cell>
        </table:table-row>
      </table:table>
      <text:p text:style-name="P32"><text:text-input text:description="">{% if copyTo %}</text:text-input></text:p>
      <text:p text:style-name="P43"/>
      <text:p text:style-name="P43"><text:soft-page-break/></text:p>
      <text:p text:style-name="P19"><text:text-input text:description="">{% for copy in copyTo %}</text:text-input></text:p>
      <text:p text:style-name="P31"><text:text-input text:description="">{% if loop.index == 1 %}</text:text-input></text:p>
      <text:p text:style-name="P25">Copy To:<text:tab/><text:span text:style-name="T9"><text:text-input text:description="">{{ copy.name }}</text:text-input></text:span></text:p>
      <text:p text:style-name="P28"><text:text-input text:description="">{% else %}</text:text-input></text:p>
      <text:p text:style-name="P28"><text:tab/><text:tab/><text:span text:style-name="T9"><text:text-input text:description="">{{ copy.name }}</text:text-input></text:span></text:p>
      <text:p text:style-name="P28"><text:text-input text:description="">{% endif %}</text:text-input></text:p>
      <text:p text:style-name="P20"><text:tab/><text:tab/><text:span text:style-name="T10"><text:text-input text:description="">{% if copy.email %}</text:text-input></text:span></text:p>
      <text:p text:style-name="P20"><text:tab/><text:tab/><text:span text:style-name="T10"><text:text-input text:description="">{{ copy.email }}</text:text-input></text:span></text:p>
      <text:p text:style-name="P29"><text:tab/><text:tab/><text:text-input text:description="">{% endif %}</text:text-input></text:p>
      <text:p text:style-name="P19"><text:tab/><text:tab/><text:text-input text:description="">{% if copy['address'] %}</text:text-input></text:p>
      <text:p text:style-name="P19"><text:tab/><text:tab/><text:text-input text:description="">{% if copy['address']['street'] %}</text:text-input></text:p>
      <text:p text:style-name="P19"><text:tab/><text:tab/><text:text-input text:description="">{{ copy.address.street }}</text:text-input></text:p>
      <text:p text:style-name="P27"><text:tab/><text:tab/><text:text-input text:description="">{% endif %}</text:text-input></text:p>
      <text:p text:style-name="P22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4"><text:tab/><text:tab/><text:text-input text:description="">{% if copy.address.city %}</text:text-input></text:p>
      <text:p text:style-name="P24"><text:tab/><text:tab/><text:text-input text:description="">{{ copy.address.city }}</text:text-input></text:p>
      <text:p text:style-name="P14"><text:tab/><text:tab/><text:text-input text:description="">{% endif %}</text:text-input></text:p>
      <text:p text:style-name="P15"><text:tab/><text:tab/><text:text-input text:description="">{% if copy.address.country %}</text:text-input></text:p>
      <text:p text:style-name="P15"><text:tab/><text:tab/><text:text-input text:description="">{{ copy.address.country }}</text:text-input></text:p>
      <text:p text:style-name="P15"><text:tab/><text:tab/><text:text-input text:description="">{% endif %}</text:text-input></text:p>
      <text:p text:style-name="P15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30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16T18:08:00.765610000</dc:date>
    <meta:editing-duration>P3DT15H33M51S</meta:editing-duration>
    <meta:editing-cycles>343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76" meta:word-count="533" meta:character-count="2766" meta:non-whitespace-character-count="2464"/>
  </office:meta>
</office:document-meta>
</file>